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508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204cm"/>
    </style:style>
    <style:style style:name="gr7" style:family="graphic" style:parent-style-name="standard">
      <style:graphic-properties draw:fill-color="#ffff99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398cm" svg:y1="7.362cm" svg:x2="11.43cm" svg:y2="8.886cm">
          <text:p/>
        </draw:line>
        <draw:line draw:style-name="gr1" draw:text-style-name="P1" draw:layer="layout" svg:x1="9.398cm" svg:y1="7.108cm" svg:x2="11.43cm" svg:y2="8.632cm">
          <text:p/>
        </draw:line>
        <draw:line draw:style-name="gr1" draw:text-style-name="P1" draw:layer="layout" svg:x1="9.398cm" svg:y1="6.854cm" svg:x2="11.43cm" svg:y2="8.378cm">
          <text:p/>
        </draw:line>
        <draw:line draw:style-name="gr1" draw:text-style-name="P1" draw:layer="layout" svg:x1="9.398cm" svg:y1="6.6cm" svg:x2="11.43cm" svg:y2="8.124cm">
          <text:p/>
        </draw:line>
        <draw:line draw:style-name="gr1" draw:text-style-name="P1" draw:layer="layout" svg:x1="9.398cm" svg:y1="6.346cm" svg:x2="11.43cm" svg:y2="7.87cm">
          <text:p/>
        </draw:line>
        <draw:line draw:style-name="gr1" draw:text-style-name="P1" draw:layer="layout" svg:x1="9.398cm" svg:y1="6.092cm" svg:x2="11.43cm" svg:y2="7.616cm">
          <text:p/>
        </draw:line>
        <draw:line draw:style-name="gr1" draw:text-style-name="P1" draw:layer="layout" svg:x1="9.398cm" svg:y1="5.838cm" svg:x2="11.43cm" svg:y2="7.362cm">
          <text:p/>
        </draw:line>
        <draw:line draw:style-name="gr1" draw:text-style-name="P1" draw:layer="layout" svg:x1="9.398cm" svg:y1="8.632cm" svg:x2="11.43cm" svg:y2="8.378cm">
          <text:p/>
        </draw:line>
        <draw:line draw:style-name="gr1" draw:text-style-name="P1" draw:layer="layout" svg:x1="9.398cm" svg:y1="8.886cm" svg:x2="11.43cm" svg:y2="7.616cm">
          <text:p/>
        </draw:line>
        <draw:line draw:style-name="gr1" draw:text-style-name="P1" draw:layer="layout" svg:x1="9.398cm" svg:y1="9.14cm" svg:x2="11.43cm" svg:y2="8.632cm">
          <text:p/>
        </draw:line>
        <draw:line draw:style-name="gr1" draw:text-style-name="P1" draw:layer="layout" svg:x1="9.398cm" svg:y1="9.394cm" svg:x2="11.43cm" svg:y2="8.886cm">
          <text:p/>
        </draw:line>
        <draw:line draw:style-name="gr1" draw:text-style-name="P1" draw:layer="layout" svg:x1="9.398cm" svg:y1="9.648cm" svg:x2="11.43cm" svg:y2="7.362cm">
          <text:p/>
        </draw:line>
        <draw:line draw:style-name="gr1" draw:text-style-name="P1" draw:layer="layout" svg:x1="9.398cm" svg:y1="9.902cm" svg:x2="11.43cm" svg:y2="7.87cm">
          <text:p/>
        </draw:line>
        <draw:line draw:style-name="gr1" draw:text-style-name="P1" draw:layer="layout" svg:x1="9.398cm" svg:y1="10.156cm" svg:x2="11.43cm" svg:y2="8.124cm">
          <text:p/>
        </draw:line>
        <draw:custom-shape draw:style-name="gr2" draw:text-style-name="P1" draw:layer="layout" svg:width="1.524cm" svg:height="0.508cm" svg:x="4.572cm" svg:y="2.0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24cm" svg:height="0.508cm" svg:x="7.874cm" svg:y="7.1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0.508cm" svg:x="11.176cm" svg:y="8.63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7.112cm" svg:y1="7.362cm" svg:x2="7.874cm" svg:y2="7.362cm">
          <text:p/>
        </draw:line>
        <draw:custom-shape draw:style-name="gr3" draw:text-style-name="P1" draw:layer="layout" svg:width="1.524cm" svg:height="0.508cm" svg:x="11.176cm" svg:y="8.37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7.112cm" svg:y1="7.108cm" svg:x2="7.874cm" svg:y2="7.108cm">
          <text:p/>
        </draw:line>
        <draw:custom-shape draw:style-name="gr3" draw:text-style-name="P1" draw:layer="layout" svg:width="1.524cm" svg:height="0.508cm" svg:x="11.176cm" svg:y="8.12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7.112cm" svg:y1="6.854cm" svg:x2="7.874cm" svg:y2="6.854cm">
          <text:p/>
        </draw:line>
        <draw:custom-shape draw:style-name="gr3" draw:text-style-name="P1" draw:layer="layout" svg:width="1.524cm" svg:height="0.508cm" svg:x="11.176cm" svg:y="7.8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7.112cm" svg:y1="6.6cm" svg:x2="7.874cm" svg:y2="6.6cm">
          <text:p/>
        </draw:line>
        <draw:custom-shape draw:style-name="gr3" draw:text-style-name="P1" draw:layer="layout" svg:width="1.524cm" svg:height="0.508cm" svg:x="11.176cm" svg:y="7.61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7.112cm" svg:y1="6.346cm" svg:x2="7.874cm" svg:y2="6.346cm">
          <text:p/>
        </draw:line>
        <draw:custom-shape draw:style-name="gr3" draw:text-style-name="P1" draw:layer="layout" svg:width="1.524cm" svg:height="0.508cm" svg:x="11.176cm" svg:y="7.36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7.112cm" svg:y1="6.092cm" svg:x2="7.874cm" svg:y2="6.092cm">
          <text:p/>
        </draw:line>
        <draw:custom-shape draw:style-name="gr3" draw:text-style-name="P1" draw:layer="layout" svg:width="1.524cm" svg:height="0.508cm" svg:x="11.176cm" svg:y="7.10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7.112cm" svg:y1="5.838cm" svg:x2="7.874cm" svg:y2="5.838cm">
          <text:p/>
        </draw:line>
        <draw:line draw:style-name="gr1" draw:text-style-name="P1" draw:layer="layout" svg:x1="7.112cm" svg:y1="5.838cm" svg:x2="7.112cm" svg:y2="7.362cm">
          <text:p/>
        </draw:line>
        <draw:line draw:style-name="gr1" draw:text-style-name="P1" draw:layer="layout" svg:x1="6.096cm" svg:y1="7.362cm" svg:x2="7.112cm" svg:y2="7.362cm">
          <text:p/>
        </draw:line>
        <draw:frame draw:style-name="gr4" draw:layer="layout" svg:width="1.016cm" svg:height="0.962cm" svg:x="4.826cm" svg:y="1.012cm">
          <draw:text-box>
            <text:p>A</text:p>
          </draw:text-box>
        </draw:frame>
        <draw:frame draw:style-name="gr4" draw:layer="layout" svg:width="1.016cm" svg:height="0.962cm" svg:x="4.826cm" svg:y="6.02cm">
          <draw:text-box>
            <text:p>A</text:p>
          </draw:text-box>
        </draw:frame>
        <draw:frame draw:style-name="gr4" draw:text-style-name="P2" draw:layer="layout" svg:width="1.524cm" svg:height="0.758cm" svg:x="1.524cm" svg:y="7.87cm">
          <draw:text-box>
            <text:p text:style-name="P1"><text:span text:style-name="T1">root</text:span></text:p>
          </draw:text-box>
        </draw:frame>
        <draw:line draw:style-name="gr1" draw:text-style-name="P1" draw:layer="layout" svg:x1="3.048cm" svg:y1="8.886cm" svg:x2="4.572cm" svg:y2="7.362cm">
          <text:p/>
        </draw:line>
        <draw:custom-shape draw:style-name="gr3" draw:text-style-name="P1" draw:layer="layout" svg:width="1.524cm" svg:height="0.508cm" svg:x="4.572cm" svg:y="7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24cm" svg:height="0.508cm" svg:x="1.524cm" svg:y="8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24cm" svg:height="0.508cm" svg:x="7.874cm" svg:y="6.8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0.508cm" svg:x="7.874cm" svg:y="6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0.508cm" svg:x="7.874cm" svg:y="6.3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0.508cm" svg:x="7.874cm" svg:y="6.0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0.508cm" svg:x="7.874cm" svg:y="5.8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0.508cm" svg:x="7.874cm" svg:y="5.5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4.572cm" svg:y="4.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.016cm" svg:height="0.962cm" svg:x="4.826cm" svg:y="3.044cm">
          <draw:text-box>
            <text:p>B</text:p>
          </draw:text-box>
        </draw:frame>
        <draw:custom-shape draw:style-name="gr3" draw:text-style-name="P1" draw:layer="layout" svg:width="1.524cm" svg:height="0.508cm" svg:x="7.874cm" svg:y="9.9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7.112cm" svg:y1="10.156cm" svg:x2="7.874cm" svg:y2="10.156cm">
          <text:p/>
        </draw:line>
        <draw:line draw:style-name="gr1" draw:text-style-name="P1" draw:layer="layout" svg:x1="7.112cm" svg:y1="9.902cm" svg:x2="7.874cm" svg:y2="9.902cm">
          <text:p/>
        </draw:line>
        <draw:line draw:style-name="gr1" draw:text-style-name="P1" draw:layer="layout" svg:x1="7.112cm" svg:y1="9.648cm" svg:x2="7.874cm" svg:y2="9.648cm">
          <text:p/>
        </draw:line>
        <draw:line draw:style-name="gr1" draw:text-style-name="P1" draw:layer="layout" svg:x1="7.112cm" svg:y1="9.394cm" svg:x2="7.874cm" svg:y2="9.394cm">
          <text:p/>
        </draw:line>
        <draw:line draw:style-name="gr1" draw:text-style-name="P1" draw:layer="layout" svg:x1="7.112cm" svg:y1="9.14cm" svg:x2="7.874cm" svg:y2="9.14cm">
          <text:p/>
        </draw:line>
        <draw:line draw:style-name="gr1" draw:text-style-name="P1" draw:layer="layout" svg:x1="7.112cm" svg:y1="8.886cm" svg:x2="7.874cm" svg:y2="8.886cm">
          <text:p/>
        </draw:line>
        <draw:line draw:style-name="gr1" draw:text-style-name="P1" draw:layer="layout" svg:x1="7.112cm" svg:y1="8.632cm" svg:x2="7.874cm" svg:y2="8.632cm">
          <text:p/>
        </draw:line>
        <draw:line draw:style-name="gr1" draw:text-style-name="P1" draw:layer="layout" svg:x1="7.112cm" svg:y1="8.632cm" svg:x2="7.112cm" svg:y2="10.156cm">
          <text:p/>
        </draw:line>
        <draw:line draw:style-name="gr1" draw:text-style-name="P1" draw:layer="layout" svg:x1="6.096cm" svg:y1="10.156cm" svg:x2="7.112cm" svg:y2="10.156cm">
          <text:p/>
        </draw:line>
        <draw:frame draw:style-name="gr4" draw:layer="layout" svg:width="1.016cm" svg:height="0.962cm" svg:x="4.826cm" svg:y="8.814cm">
          <draw:text-box>
            <text:p>B</text:p>
          </draw:text-box>
        </draw:frame>
        <draw:custom-shape draw:style-name="gr3" draw:text-style-name="P1" draw:layer="layout" svg:width="1.524cm" svg:height="0.508cm" svg:x="4.572cm" svg:y="9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24cm" svg:height="0.508cm" svg:x="7.874cm" svg:y="9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0.508cm" svg:x="7.874cm" svg:y="9.3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0.508cm" svg:x="7.874cm" svg:y="9.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0.508cm" svg:x="7.874cm" svg:y="8.88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0.508cm" svg:x="7.874cm" svg:y="8.6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0.508cm" svg:x="7.874cm" svg:y="8.3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3.048cm" svg:y1="8.886cm" svg:x2="4.572cm" svg:y2="10.156cm">
          <text:p/>
        </draw:line>
        <draw:custom-shape draw:style-name="gr2" draw:text-style-name="P1" draw:layer="layout" svg:width="1.524cm" svg:height="0.508cm" svg:x="1.524cm" svg:y="3.04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3.048cm" svg:y1="3.298cm" svg:x2="4.572cm" svg:y2="2.282cm">
          <text:p/>
        </draw:line>
        <draw:line draw:style-name="gr1" draw:text-style-name="P1" draw:layer="layout" svg:x1="3.048cm" svg:y1="3.298cm" svg:x2="4.572cm" svg:y2="4.314cm">
          <text:p/>
        </draw:line>
        <draw:custom-shape draw:style-name="gr5" draw:text-style-name="P1" draw:layer="layout" svg:width="1.524cm" svg:height="0.508cm" svg:x="6.858cm" svg:y="12.18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1.524cm" svg:height="0.508cm" svg:x="4.572cm" svg:y="12.18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1.524cm" svg:height="0.508cm" svg:x="9.144cm" svg:y="12.18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layer="layout" svg:width="1.016cm" svg:height="0.962cm" svg:x="4.826cm" svg:y="11.226cm">
          <draw:text-box>
            <text:p>A</text:p>
          </draw:text-box>
        </draw:frame>
        <draw:frame draw:style-name="gr6" draw:layer="layout" svg:width="1.016cm" svg:height="0.962cm" svg:x="7.112cm" svg:y="11.226cm">
          <draw:text-box>
            <text:p>B</text:p>
          </draw:text-box>
        </draw:frame>
        <draw:line draw:style-name="gr7" draw:text-style-name="P1" draw:layer="layout" svg:x1="6.096cm" svg:y1="12.442cm" svg:x2="6.858cm" svg:y2="12.442cm">
          <text:p/>
        </draw:line>
        <draw:line draw:style-name="gr7" draw:text-style-name="P1" draw:layer="layout" svg:x1="6.096cm" svg:y1="12.442cm" svg:x2="6.858cm" svg:y2="12.442cm">
          <text:p/>
        </draw:line>
        <draw:line draw:style-name="gr7" draw:text-style-name="P1" draw:layer="layout" svg:x1="8.382cm" svg:y1="12.442cm" svg:x2="9.398cm" svg:y2="12.442cm">
          <text:p/>
        </draw:line>
        <draw:frame draw:style-name="gr8" draw:text-style-name="P2" draw:layer="layout" svg:width="2.794cm" svg:height="0.762cm" svg:x="1.524cm" svg:y="11.938cm">
          <draw:text-box>
            <text:p text:style-name="P1"><text:span text:style-name="T1">row hand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ergey Babkin</meta:initial-creator>
    <meta:creation-date>2012-02-09T22:59:49</meta:creation-date>
    <dc:date>2012-02-09T23:01:07</dc:date>
    <dc:creator>Sergey Babkin</dc:creator>
    <meta:editing-duration>PT00H01M19S</meta:editing-duration>
    <meta:editing-cycles>1</meta:editing-cycles>
    <meta:document-statistic meta:object-count="77"/>
    <meta:generator>OpenOffice.org/3.1$Unix OpenOffice.org_project/310m19$Build-9420</meta:generator>
  </office:meta>
</office:document-meta>
</file>